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5.667cm" style:rel-column-width="21844*"/>
    </style:style>
    <style:style style:name="Таблица1.C" style:family="table-column">
      <style:table-column-properties style:column-width="5.667cm" style:rel-column-width="2184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77bb0" officeooo:paragraph-rsid="00330dae"/>
    </style:style>
    <style:style style:name="P3" style:family="paragraph" style:parent-style-name="Text_20_body">
      <style:paragraph-properties fo:text-align="justify" style:justify-single-word="false"/>
      <style:text-properties fo:font-size="12pt" officeooo:paragraph-rsid="0051a5ae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51a5ae" style:font-size-asian="10.5pt" style:font-size-complex="12pt"/>
    </style:style>
    <style:style style:name="P5" style:family="paragraph" style:parent-style-name="Text_20_body">
      <style:text-properties officeooo:rsid="001011a1" officeooo:paragraph-rsid="001011a1"/>
    </style:style>
    <style:style style:name="P6" style:family="paragraph" style:parent-style-name="Text_20_body">
      <style:text-properties officeooo:rsid="0075b8aa" officeooo:paragraph-rsid="0075b8aa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Standard">
      <style:text-properties fo:font-weight="normal" officeooo:rsid="0022fe75" officeooo:paragraph-rsid="00209aed" style:font-weight-asian="normal" style:font-weight-complex="normal"/>
    </style:style>
    <style:style style:name="P9" style:family="paragraph" style:parent-style-name="Standard">
      <style:text-properties fo:font-weight="normal" officeooo:rsid="004302ef" officeooo:paragraph-rsid="004302ef" style:font-weight-asian="normal" style:font-weight-complex="normal"/>
    </style:style>
    <style:style style:name="P10" style:family="paragraph" style:parent-style-name="Standard">
      <style:text-properties fo:font-weight="normal" officeooo:rsid="0037c81c" officeooo:paragraph-rsid="0037c81c" style:font-weight-asian="normal" style:font-weight-complex="normal"/>
    </style:style>
    <style:style style:name="P11" style:family="paragraph" style:parent-style-name="Standard">
      <style:text-properties officeooo:rsid="004302ef" officeooo:paragraph-rsid="004302ef"/>
    </style:style>
    <style:style style:name="P12" style:family="paragraph" style:parent-style-name="Table_20_Contents">
      <style:text-properties officeooo:rsid="0037c81c" officeooo:paragraph-rsid="0037c81c"/>
    </style:style>
    <style:style style:name="P13" style:family="paragraph" style:parent-style-name="Table_20_Contents">
      <style:text-properties officeooo:rsid="0037c81c" officeooo:paragraph-rsid="003c3022"/>
    </style:style>
    <style:style style:name="P14" style:family="paragraph" style:parent-style-name="Table_20_Contents">
      <style:text-properties officeooo:rsid="0038911d" officeooo:paragraph-rsid="0038911d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Standard" style:list-style-name="WW8Num2"/>
    <style:style style:name="P18" style:family="paragraph" style:parent-style-name="Standard" style:list-style-name="WW8Num2">
      <style:text-properties fo:font-weight="normal" style:font-weight-asian="normal" style:font-weight-complex="normal"/>
    </style:style>
    <style:style style:name="P19" style:family="paragraph" style:parent-style-name="Standard" style:list-style-name="L4">
      <style:text-properties fo:font-weight="normal" officeooo:rsid="0024d94d" officeooo:paragraph-rsid="0070627d" style:font-weight-asian="normal" style:font-weight-complex="normal"/>
    </style:style>
    <style:style style:name="P20" style:family="paragraph" style:parent-style-name="Standard" style:list-style-name="L4">
      <style:text-properties fo:font-weight="normal" officeooo:rsid="00122177" officeooo:paragraph-rsid="0070627d" style:font-weight-asian="normal" style:font-weight-complex="normal"/>
    </style:style>
    <style:style style:name="P21" style:family="paragraph" style:parent-style-name="Standard" style:list-style-name="L6">
      <style:text-properties fo:font-weight="normal" officeooo:rsid="00122177" officeooo:paragraph-rsid="007b6d58" style:font-weight-asian="normal" style:font-weight-complex="normal"/>
    </style:style>
    <style:style style:name="P22" style:family="paragraph" style:parent-style-name="Standard" style:list-style-name="L4">
      <style:text-properties fo:font-weight="normal" officeooo:rsid="0071373a" officeooo:paragraph-rsid="0071373a" style:font-weight-asian="normal" style:font-weight-complex="normal"/>
    </style:style>
    <style:style style:name="P23" style:family="paragraph" style:parent-style-name="Standard" style:list-style-name="L6">
      <style:text-properties fo:font-weight="normal" officeooo:rsid="0071373a" officeooo:paragraph-rsid="007b6d58" style:font-weight-asian="normal" style:font-weight-complex="normal"/>
    </style:style>
    <style:style style:name="P24" style:family="paragraph" style:parent-style-name="Standard" style:list-style-name="L4">
      <style:text-properties fo:font-weight="normal" officeooo:rsid="00268bab" officeooo:paragraph-rsid="0066d774" style:font-weight-asian="normal" style:font-weight-complex="normal"/>
    </style:style>
    <style:style style:name="P25" style:family="paragraph" style:parent-style-name="Standard" style:list-style-name="L4">
      <style:text-properties fo:font-weight="normal" officeooo:rsid="0029ff6f" officeooo:paragraph-rsid="0029ff6f" style:font-weight-asian="normal" style:font-weight-complex="normal"/>
    </style:style>
    <style:style style:name="P26" style:family="paragraph" style:parent-style-name="Standard" style:list-style-name="L4">
      <style:text-properties fo:font-weight="normal" officeooo:rsid="0037c81c" officeooo:paragraph-rsid="0037c81c" style:font-weight-asian="normal" style:font-weight-complex="normal"/>
    </style:style>
    <style:style style:name="P27" style:family="paragraph" style:parent-style-name="Standard" style:list-style-name="L5">
      <style:text-properties fo:font-weight="normal" officeooo:rsid="0052f1df" officeooo:paragraph-rsid="0052f1df" style:font-weight-asian="normal" style:font-weight-complex="normal"/>
    </style:style>
    <style:style style:name="P28" style:family="paragraph" style:parent-style-name="Standard" style:list-style-name="L5">
      <style:text-properties fo:font-weight="normal" officeooo:rsid="00521878" officeooo:paragraph-rsid="00521878" style:font-weight-asian="normal" style:font-weight-complex="normal"/>
    </style:style>
    <style:style style:name="P29" style:family="paragraph" style:parent-style-name="Standard" style:list-style-name="L5">
      <style:text-properties fo:font-weight="normal" officeooo:rsid="005a86b2" officeooo:paragraph-rsid="005a86b2" style:font-weight-asian="normal" style:font-weight-complex="normal"/>
    </style:style>
    <style:style style:name="P30" style:family="paragraph" style:parent-style-name="Standard" style:list-style-name="L5">
      <style:text-properties fo:font-weight="normal" officeooo:rsid="005a86b2" officeooo:paragraph-rsid="0060e7d1" style:font-weight-asian="normal" style:font-weight-complex="normal"/>
    </style:style>
    <style:style style:name="P31" style:family="paragraph" style:parent-style-name="Standard" style:list-style-name="L5">
      <style:text-properties fo:font-weight="normal" officeooo:rsid="006281ba" officeooo:paragraph-rsid="006281ba" style:font-weight-asian="normal" style:font-weight-complex="normal"/>
    </style:style>
    <style:style style:name="P32" style:family="paragraph" style:parent-style-name="Standard" style:list-style-name="L5">
      <style:text-properties fo:font-weight="normal" officeooo:rsid="00638470" officeooo:paragraph-rsid="00638470" style:font-weight-asian="normal" style:font-weight-complex="normal"/>
    </style:style>
    <style:style style:name="P33" style:family="paragraph" style:parent-style-name="Standard" style:list-style-name="L5">
      <style:text-properties fo:font-weight="normal" officeooo:rsid="0066d774" officeooo:paragraph-rsid="0066d774" style:font-weight-asian="normal" style:font-weight-complex="normal"/>
    </style:style>
    <style:style style:name="P34" style:family="paragraph" style:parent-style-name="Standard" style:list-style-name="L6">
      <style:text-properties fo:font-weight="normal" officeooo:rsid="00728792" officeooo:paragraph-rsid="00728792" style:font-weight-asian="normal" style:font-weight-complex="normal"/>
    </style:style>
    <style:style style:name="P35" style:family="paragraph" style:parent-style-name="Standard" style:list-style-name="L6">
      <style:text-properties fo:font-weight="normal" officeooo:rsid="0079b0d6" officeooo:paragraph-rsid="0079b0d6" style:font-weight-asian="normal" style:font-weight-complex="normal"/>
    </style:style>
    <style:style style:name="P36" style:family="paragraph" style:parent-style-name="Standard" style:list-style-name="WW8Num3">
      <style:text-properties officeooo:paragraph-rsid="00122177"/>
    </style:style>
    <style:style style:name="P37" style:family="paragraph" style:parent-style-name="Standard" style:list-style-name="WW8Num3">
      <style:text-properties officeooo:paragraph-rsid="001176ed"/>
    </style:style>
    <style:style style:name="P38" style:family="paragraph" style:parent-style-name="Standard" style:list-style-name="WW8Num3">
      <style:text-properties officeooo:rsid="00122177" officeooo:paragraph-rsid="00122177"/>
    </style:style>
    <style:style style:name="P39" style:family="paragraph" style:parent-style-name="Standard" style:list-style-name="L2">
      <style:text-properties officeooo:paragraph-rsid="0014ad49"/>
    </style:style>
    <style:style style:name="P40" style:family="paragraph" style:parent-style-name="Standard" style:list-style-name="L2">
      <style:text-properties officeooo:rsid="003e9a16" officeooo:paragraph-rsid="003e9a16"/>
    </style:style>
    <style:style style:name="P41" style:family="paragraph" style:parent-style-name="Standard" style:list-style-name="L2">
      <style:text-properties officeooo:rsid="003e9a16" officeooo:paragraph-rsid="00777d94"/>
    </style:style>
    <style:style style:name="P42" style:family="paragraph" style:parent-style-name="Standard" style:list-style-name="L2">
      <style:text-properties officeooo:rsid="001a4008" officeooo:paragraph-rsid="003e9a16"/>
    </style:style>
    <style:style style:name="P43" style:family="paragraph" style:parent-style-name="Standard" style:list-style-name="L2">
      <style:text-properties officeooo:rsid="001c0015" officeooo:paragraph-rsid="001c0015"/>
    </style:style>
    <style:style style:name="P44" style:family="paragraph" style:parent-style-name="Standard" style:list-style-name="L2">
      <style:text-properties officeooo:rsid="001c0015" officeooo:paragraph-rsid="004ea70a"/>
    </style:style>
    <style:style style:name="P45" style:family="paragraph" style:parent-style-name="Standard" style:list-style-name="L2">
      <style:text-properties officeooo:rsid="00209aed" officeooo:paragraph-rsid="00209aed"/>
    </style:style>
    <style:style style:name="P46" style:family="paragraph" style:parent-style-name="Standard" style:list-style-name="L2">
      <style:text-properties officeooo:rsid="004302ef" officeooo:paragraph-rsid="004302ef"/>
    </style:style>
    <style:style style:name="P47" style:family="paragraph" style:parent-style-name="Standard" style:list-style-name="L3">
      <style:text-properties officeooo:rsid="004302ef" officeooo:paragraph-rsid="004302ef"/>
    </style:style>
    <style:style style:name="P48" style:family="paragraph" style:parent-style-name="Standard" style:list-style-name="L3">
      <style:text-properties officeooo:rsid="004302ef" officeooo:paragraph-rsid="00459a91"/>
    </style:style>
    <style:style style:name="P49" style:family="paragraph" style:parent-style-name="Standard" style:list-style-name="L3">
      <style:text-properties officeooo:rsid="004302ef" officeooo:paragraph-rsid="0044c1b5"/>
    </style:style>
    <style:style style:name="P50" style:family="paragraph" style:parent-style-name="Standard" style:list-style-name="L3">
      <style:text-properties officeooo:rsid="004302ef" officeooo:paragraph-rsid="00471253"/>
    </style:style>
    <style:style style:name="P51" style:family="paragraph" style:parent-style-name="Standard" style:list-style-name="L3">
      <style:text-properties officeooo:rsid="00474863" officeooo:paragraph-rsid="00474863"/>
    </style:style>
    <style:style style:name="P52" style:family="paragraph" style:parent-style-name="Standard" style:list-style-name="WW8Num2">
      <style:paragraph-properties fo:margin-left="1.27cm" fo:margin-right="0cm" fo:text-indent="-0.635cm" style:auto-text-indent="false"/>
    </style:style>
    <style:style style:name="P53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54" style:family="paragraph" style:parent-style-name="Text_20_body" style:list-style-name="L1">
      <style:text-properties officeooo:rsid="00520377" officeooo:paragraph-rsid="00520377"/>
    </style:style>
    <style:style style:name="P55" style:family="paragraph" style:parent-style-name="Text_20_body" style:list-style-name="L1">
      <style:paragraph-properties>
        <style:tab-stops>
          <style:tab-stop style:position="1.808cm"/>
        </style:tab-stops>
      </style:paragraph-properties>
      <style:text-properties officeooo:rsid="006b907e" officeooo:paragraph-rsid="006b907e"/>
    </style:style>
    <style:style style:name="P56" style:family="paragraph" style:parent-style-name="Text_20_body">
      <style:text-properties fo:font-weight="normal" officeooo:rsid="007ccb9e" officeooo:paragraph-rsid="007e2fb1" style:font-weight-asian="normal" style:font-weight-complex="normal"/>
    </style:style>
    <style:style style:name="P57" style:family="paragraph" style:parent-style-name="Text_20_body">
      <style:text-properties fo:font-weight="normal" officeooo:rsid="0081b222" officeooo:paragraph-rsid="0081b222" style:font-weight-asian="normal" style:font-weight-complex="normal"/>
    </style:style>
    <style:style style:name="P58" style:family="paragraph" style:parent-style-name="Text_20_body" style:list-style-name="L7">
      <style:text-properties fo:font-weight="normal" officeooo:rsid="0083694a" officeooo:paragraph-rsid="0083694a" style:font-weight-asian="normal" style:font-weight-complex="normal"/>
    </style:style>
    <style:style style:name="P59" style:family="paragraph" style:parent-style-name="Text_20_body" style:list-style-name="L7">
      <style:text-properties fo:font-weight="normal" officeooo:rsid="0083694a" officeooo:paragraph-rsid="00894e33" style:font-weight-asian="normal" style:font-weight-complex="normal"/>
    </style:style>
    <style:style style:name="P60" style:family="paragraph" style:parent-style-name="Text_20_body">
      <style:text-properties fo:font-weight="normal" officeooo:rsid="0083694a" officeooo:paragraph-rsid="0083694a" style:font-weight-asian="normal" style:font-weight-complex="normal"/>
    </style:style>
    <style:style style:name="P61" style:family="paragraph" style:parent-style-name="Text_20_body" style:list-style-name="L8">
      <style:text-properties fo:font-weight="normal" officeooo:rsid="0083a5b2" officeooo:paragraph-rsid="0083a5b2" style:font-weight-asian="normal" style:font-weight-complex="normal"/>
    </style:style>
    <style:style style:name="P62" style:family="paragraph" style:parent-style-name="Text_20_body" style:list-style-name="L8">
      <style:text-properties fo:font-weight="normal" officeooo:rsid="0085065b" officeooo:paragraph-rsid="0085065b" style:font-weight-asian="normal" style:font-weight-complex="normal"/>
    </style:style>
    <style:style style:name="P63" style:family="paragraph" style:parent-style-name="Text_20_body">
      <style:text-properties fo:font-weight="normal" officeooo:rsid="008a349d" officeooo:paragraph-rsid="008a349d" style:font-weight-asian="normal" style:font-weight-complex="normal"/>
    </style:style>
    <style:style style:name="P64" style:family="paragraph" style:parent-style-name="Text_20_body" style:list-style-name="L9">
      <style:text-properties fo:font-weight="normal" officeooo:rsid="008a349d" officeooo:paragraph-rsid="008a349d" style:font-weight-asian="normal" style:font-weight-complex="normal"/>
    </style:style>
    <style:style style:name="P65" style:family="paragraph" style:parent-style-name="Text_20_body" style:list-style-name="L9">
      <style:text-properties fo:font-weight="normal" officeooo:rsid="008b0016" officeooo:paragraph-rsid="008b0016" style:font-weight-asian="normal" style:font-weight-complex="normal"/>
    </style:style>
    <style:style style:name="P66" style:family="paragraph" style:parent-style-name="Text_20_body" style:list-style-name="L9">
      <style:text-properties fo:font-weight="normal" officeooo:rsid="008b0c21" officeooo:paragraph-rsid="008b0c21" style:font-weight-asian="normal" style:font-weight-complex="normal"/>
    </style:style>
    <style:style style:name="P67" style:family="paragraph" style:parent-style-name="Text_20_body" style:list-style-name="L9">
      <style:text-properties fo:font-weight="normal" officeooo:rsid="008b0c21" officeooo:paragraph-rsid="008ddee7" style:font-weight-asian="normal" style:font-weight-complex="normal"/>
    </style:style>
    <style:style style:name="P68" style:family="paragraph" style:parent-style-name="Text_20_body" style:list-style-name="L9">
      <style:text-properties fo:font-weight="normal" officeooo:rsid="008ddee7" officeooo:paragraph-rsid="008ddee7" style:font-weight-asian="normal" style:font-weight-complex="normal"/>
    </style:style>
    <style:style style:name="P69" style:family="paragraph" style:parent-style-name="Heading_20_1">
      <style:text-properties officeooo:paragraph-rsid="00594363"/>
    </style:style>
    <style:style style:name="P70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71" style:family="paragraph" style:parent-style-name="Heading_20_1">
      <style:paragraph-properties fo:break-before="page"/>
    </style:style>
    <style:style style:name="P72" style:family="paragraph" style:parent-style-name="Heading_20_2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bold" officeooo:rsid="001a82c1" style:font-weight-asian="bold" style:font-weight-complex="bold"/>
    </style:style>
    <style:style style:name="T5" style:family="text">
      <style:text-properties fo:font-weight="bold" officeooo:rsid="001de2dd" style:font-weight-asian="bold" style:font-weight-complex="bold"/>
    </style:style>
    <style:style style:name="T6" style:family="text">
      <style:text-properties fo:font-weight="bold" officeooo:rsid="002297c9" style:font-weight-asian="bold" style:font-weight-complex="bold"/>
    </style:style>
    <style:style style:name="T7" style:family="text">
      <style:text-properties fo:font-weight="bold" officeooo:rsid="00268bab" style:font-weight-asian="bold" style:font-weight-complex="bold"/>
    </style:style>
    <style:style style:name="T8" style:family="text">
      <style:text-properties fo:font-weight="bold" officeooo:rsid="00285a01" style:font-weight-asian="bold" style:font-weight-complex="bold"/>
    </style:style>
    <style:style style:name="T9" style:family="text">
      <style:text-properties fo:font-weight="bold" officeooo:rsid="003c8362" style:font-weight-asian="bold" style:font-weight-complex="bold"/>
    </style:style>
    <style:style style:name="T10" style:family="text">
      <style:text-properties fo:font-weight="bold" officeooo:rsid="003e9a16" style:font-weight-asian="bold" style:font-weight-complex="bold"/>
    </style:style>
    <style:style style:name="T11" style:family="text">
      <style:text-properties fo:font-weight="bold" officeooo:rsid="0044c1b5" style:font-weight-asian="bold" style:font-weight-complex="bold"/>
    </style:style>
    <style:style style:name="T12" style:family="text">
      <style:text-properties fo:font-weight="bold" officeooo:rsid="00459a91" style:font-weight-asian="bold" style:font-weight-complex="bold"/>
    </style:style>
    <style:style style:name="T13" style:family="text">
      <style:text-properties fo:font-weight="bold" officeooo:rsid="00471253" style:font-weight-asian="bold" style:font-weight-complex="bold"/>
    </style:style>
    <style:style style:name="T14" style:family="text">
      <style:text-properties fo:font-weight="bold" officeooo:rsid="004a88a4" style:font-weight-asian="bold" style:font-weight-complex="bold"/>
    </style:style>
    <style:style style:name="T15" style:family="text">
      <style:text-properties fo:font-weight="bold" officeooo:rsid="004beee7" style:font-weight-asian="bold" style:font-weight-complex="bold"/>
    </style:style>
    <style:style style:name="T16" style:family="text">
      <style:text-properties fo:font-weight="bold" officeooo:rsid="004ea70a" style:font-weight-asian="bold" style:font-weight-complex="bold"/>
    </style:style>
    <style:style style:name="T17" style:family="text">
      <style:text-properties fo:font-weight="bold" officeooo:rsid="0052adb4" style:font-weight-asian="bold" style:font-weight-complex="bold"/>
    </style:style>
    <style:style style:name="T18" style:family="text">
      <style:text-properties fo:font-weight="bold" officeooo:rsid="0057445c" style:font-weight-asian="bold" style:font-weight-complex="bold"/>
    </style:style>
    <style:style style:name="T19" style:family="text">
      <style:text-properties fo:font-weight="bold" officeooo:rsid="0060e7d1" style:font-weight-asian="bold" style:font-weight-complex="bold"/>
    </style:style>
    <style:style style:name="T20" style:family="text">
      <style:text-properties fo:font-weight="bold" officeooo:rsid="0068d232" style:font-weight-asian="bold" style:font-weight-complex="bold"/>
    </style:style>
    <style:style style:name="T21" style:family="text">
      <style:text-properties fo:font-weight="bold" officeooo:rsid="00777d94" style:font-weight-asian="bold" style:font-weight-complex="bold"/>
    </style:style>
    <style:style style:name="T22" style:family="text">
      <style:text-properties fo:font-weight="bold" officeooo:rsid="007a72a4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1176ed" style:font-weight-asian="normal" style:font-weight-complex="normal"/>
    </style:style>
    <style:style style:name="T25" style:family="text">
      <style:text-properties fo:font-weight="normal" officeooo:rsid="0014ad49" style:font-weight-asian="normal" style:font-weight-complex="normal"/>
    </style:style>
    <style:style style:name="T26" style:family="text">
      <style:text-properties fo:font-weight="normal" officeooo:rsid="00122177" style:font-weight-asian="normal" style:font-weight-complex="normal"/>
    </style:style>
    <style:style style:name="T27" style:family="text">
      <style:text-properties fo:font-weight="normal" officeooo:rsid="00192732" style:font-weight-asian="normal" style:font-weight-complex="normal"/>
    </style:style>
    <style:style style:name="T28" style:family="text">
      <style:text-properties fo:font-weight="normal" officeooo:rsid="001a82c1" style:font-weight-asian="normal" style:font-weight-complex="normal"/>
    </style:style>
    <style:style style:name="T29" style:family="text">
      <style:text-properties fo:font-weight="normal" officeooo:rsid="001de2dd" style:font-weight-asian="normal" style:font-weight-complex="normal"/>
    </style:style>
    <style:style style:name="T30" style:family="text">
      <style:text-properties fo:font-weight="normal" officeooo:rsid="002297c9" style:font-weight-asian="normal" style:font-weight-complex="normal"/>
    </style:style>
    <style:style style:name="T31" style:family="text">
      <style:text-properties fo:font-weight="normal" officeooo:rsid="0022fe75" style:font-weight-asian="normal" style:font-weight-complex="normal"/>
    </style:style>
    <style:style style:name="T32" style:family="text">
      <style:text-properties fo:font-weight="normal" officeooo:rsid="00268bab" style:font-weight-asian="normal" style:font-weight-complex="normal"/>
    </style:style>
    <style:style style:name="T33" style:family="text">
      <style:text-properties fo:font-weight="normal" officeooo:rsid="00285a01" style:font-weight-asian="normal" style:font-weight-complex="normal"/>
    </style:style>
    <style:style style:name="T34" style:family="text">
      <style:text-properties fo:font-weight="normal" officeooo:rsid="00322aa9" style:font-weight-asian="normal" style:font-weight-complex="normal"/>
    </style:style>
    <style:style style:name="T35" style:family="text">
      <style:text-properties fo:font-weight="normal" officeooo:rsid="00323689" style:font-weight-asian="normal" style:font-weight-complex="normal"/>
    </style:style>
    <style:style style:name="T36" style:family="text">
      <style:text-properties fo:font-weight="normal" officeooo:rsid="003c8362" style:font-weight-asian="normal" style:font-weight-complex="normal"/>
    </style:style>
    <style:style style:name="T37" style:family="text">
      <style:text-properties fo:font-weight="normal" officeooo:rsid="003e9a16" style:font-weight-asian="normal" style:font-weight-complex="normal"/>
    </style:style>
    <style:style style:name="T38" style:family="text">
      <style:text-properties fo:font-weight="normal" officeooo:rsid="0044c1b5" style:font-weight-asian="normal" style:font-weight-complex="normal"/>
    </style:style>
    <style:style style:name="T39" style:family="text">
      <style:text-properties fo:font-weight="normal" officeooo:rsid="004302ef" style:font-weight-asian="normal" style:font-weight-complex="normal"/>
    </style:style>
    <style:style style:name="T40" style:family="text">
      <style:text-properties fo:font-weight="normal" officeooo:rsid="00471253" style:font-weight-asian="normal" style:font-weight-complex="normal"/>
    </style:style>
    <style:style style:name="T41" style:family="text">
      <style:text-properties fo:font-weight="normal" officeooo:rsid="0048cd16" style:font-weight-asian="normal" style:font-weight-complex="normal"/>
    </style:style>
    <style:style style:name="T42" style:family="text">
      <style:text-properties fo:font-weight="normal" officeooo:rsid="004a88a4" style:font-weight-asian="normal" style:font-weight-complex="normal"/>
    </style:style>
    <style:style style:name="T43" style:family="text">
      <style:text-properties fo:font-weight="normal" officeooo:rsid="004beee7" style:font-weight-asian="normal" style:font-weight-complex="normal"/>
    </style:style>
    <style:style style:name="T44" style:family="text">
      <style:text-properties fo:font-weight="normal" officeooo:rsid="004dac6e" style:font-weight-asian="normal" style:font-weight-complex="normal"/>
    </style:style>
    <style:style style:name="T45" style:family="text">
      <style:text-properties fo:font-weight="normal" officeooo:rsid="004ea70a" style:font-weight-asian="normal" style:font-weight-complex="normal"/>
    </style:style>
    <style:style style:name="T46" style:family="text">
      <style:text-properties fo:font-weight="normal" officeooo:rsid="00607f49" style:font-weight-asian="normal" style:font-weight-complex="normal"/>
    </style:style>
    <style:style style:name="T47" style:family="text">
      <style:text-properties fo:font-weight="normal" officeooo:rsid="00777d94" style:font-weight-asian="normal" style:font-weight-complex="normal"/>
    </style:style>
    <style:style style:name="T48" style:family="text">
      <style:text-properties officeooo:rsid="001011a1"/>
    </style:style>
    <style:style style:name="T49" style:family="text">
      <style:text-properties officeooo:rsid="00102f77"/>
    </style:style>
    <style:style style:name="T50" style:family="text">
      <style:text-properties officeooo:rsid="0011305f"/>
    </style:style>
    <style:style style:name="T51" style:family="text">
      <style:text-properties officeooo:rsid="001176ed"/>
    </style:style>
    <style:style style:name="T52" style:family="text">
      <style:text-properties officeooo:rsid="0014ad49"/>
    </style:style>
    <style:style style:name="T53" style:family="text">
      <style:text-properties officeooo:rsid="00177bb0"/>
    </style:style>
    <style:style style:name="T54" style:family="text">
      <style:text-properties officeooo:rsid="0022fe75"/>
    </style:style>
    <style:style style:name="T55" style:family="text">
      <style:text-properties officeooo:rsid="00268bab"/>
    </style:style>
    <style:style style:name="T56" style:family="text">
      <style:text-properties officeooo:rsid="00122177"/>
    </style:style>
    <style:style style:name="T57" style:family="text">
      <style:text-properties officeooo:rsid="00285a01"/>
    </style:style>
    <style:style style:name="T58" style:family="text">
      <style:text-properties officeooo:rsid="003bbf33"/>
    </style:style>
    <style:style style:name="T59" style:family="text">
      <style:text-properties officeooo:rsid="003c3022"/>
    </style:style>
    <style:style style:name="T60" style:family="text">
      <style:text-properties officeooo:rsid="0041deb7"/>
    </style:style>
    <style:style style:name="T61" style:family="text">
      <style:text-properties officeooo:rsid="0052adb4"/>
    </style:style>
    <style:style style:name="T62" style:family="text">
      <style:text-properties officeooo:rsid="0054c610"/>
    </style:style>
    <style:style style:name="T63" style:family="text">
      <style:text-properties officeooo:rsid="0055727f"/>
    </style:style>
    <style:style style:name="T64" style:family="text">
      <style:text-properties officeooo:rsid="005e5762"/>
    </style:style>
    <style:style style:name="T65" style:family="text">
      <style:text-properties officeooo:rsid="0060e7d1"/>
    </style:style>
    <style:style style:name="T66" style:family="text">
      <style:text-properties officeooo:rsid="0068d232"/>
    </style:style>
    <style:style style:name="T67" style:family="text">
      <style:text-properties officeooo:rsid="0071373a"/>
    </style:style>
    <style:style style:name="T68" style:family="text">
      <style:text-properties officeooo:rsid="00744b17"/>
    </style:style>
    <style:style style:name="T69" style:family="text">
      <style:text-properties officeooo:rsid="00784d74"/>
    </style:style>
    <style:style style:name="T70" style:family="text">
      <style:text-properties officeooo:rsid="007e2fb1"/>
    </style:style>
    <style:style style:name="T71" style:family="text">
      <style:text-properties officeooo:rsid="0083694a"/>
    </style:style>
    <style:style style:name="T72" style:family="text">
      <style:text-properties officeooo:rsid="0085065b"/>
    </style:style>
    <style:style style:name="T73" style:family="text">
      <style:text-properties officeooo:rsid="00868024"/>
    </style:style>
    <style:style style:name="T74" style:family="text">
      <style:text-properties officeooo:rsid="00894e33"/>
    </style:style>
    <style:style style:name="T75" style:family="text">
      <style:text-properties officeooo:rsid="008a349d"/>
    </style:style>
    <style:style style:name="T76" style:family="text">
      <style:text-properties officeooo:rsid="008b0016"/>
    </style:style>
    <style:style style:name="T77" style:family="text">
      <style:text-properties officeooo:rsid="008c94d2"/>
    </style:style>
    <style:style style:name="T78" style:family="text">
      <style:text-properties officeooo:rsid="008ddee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<text:tab/></text:p>
      <text:p text:style-name="P1"/>
      <text:p text:style-name="P1"><text:span text:style-name="T53">Описание IoT сервера Alterozoom под ОС Linux для автономного сбора данных с устройств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7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5"><text:a xlink:type="simple" xlink:href="#__RefHeading___Toc195_159447762" text:style-name="Internet_20_link" text:visited-style-name="Visited_20_Internet_20_Link">Общее описание<text:tab/>3</text:a></text:p>
          <text:p text:style-name="P15"><text:a xlink:type="simple" xlink:href="#__RefHeading___Toc654_111683930" text:style-name="Internet_20_link" text:visited-style-name="Visited_20_Internet_20_Link">Конфигурационный файл сервера<text:tab/>3</text:a></text:p>
          <text:p text:style-name="P15"><text:a xlink:type="simple" xlink:href="#__RefHeading___Toc650_111683930" text:style-name="Internet_20_link" text:visited-style-name="Visited_20_Internet_20_Link">Доступные каналы для управления IoT сервером<text:tab/>3</text:a></text:p>
          <text:p text:style-name="P15"><text:a xlink:type="simple" xlink:href="#__RefHeading___Toc197_159447762" text:style-name="Internet_20_link" text:visited-style-name="Visited_20_Internet_20_Link">Описание протокола<text:tab/>3</text:a></text:p>
          <text:p text:style-name="P15"><text:a xlink:type="simple" xlink:href="#__RefHeading___Toc633_1510394967" text:style-name="Internet_20_link" text:visited-style-name="Visited_20_Internet_20_Link">Базовые типы сообщений<text:tab/>3</text:a></text:p>
          <text:p text:style-name="P15"><text:a xlink:type="simple" xlink:href="#__RefHeading___Toc652_111683930" text:style-name="Internet_20_link" text:visited-style-name="Visited_20_Internet_20_Link">Команды серверу<text:tab/>4</text:a></text:p>
          <text:p text:style-name="P16"><text:a xlink:type="simple" xlink:href="#__RefHeading___Toc635_1510394967" text:style-name="Internet_20_link" text:visited-style-name="Visited_20_Internet_20_Link">Общее<text:tab/>4</text:a></text:p>
          <text:p text:style-name="P16"><text:a xlink:type="simple" xlink:href="#__RefHeading___Toc637_1510394967" text:style-name="Internet_20_link" text:visited-style-name="Visited_20_Internet_20_Link">Подключение/отключение устройств<text:tab/>4</text:a></text:p>
          <text:p text:style-name="P16"><text:a xlink:type="simple" xlink:href="#__RefHeading___Toc639_1510394967" text:style-name="Internet_20_link" text:visited-style-name="Visited_20_Internet_20_Link">Управление конфигурацией устройств<text:tab/>4</text:a></text:p>
          <text:p text:style-name="P16"><text:a xlink:type="simple" xlink:href="#__RefHeading___Toc641_1510394967" text:style-name="Internet_20_link" text:visited-style-name="Visited_20_Internet_20_Link">Управление хранилищами для данных сенсоров<text:tab/>5</text:a></text:p>
          <text:p text:style-name="P16"><text:a xlink:type="simple" xlink:href="#__RefHeading___Toc643_1510394967" text:style-name="Internet_20_link" text:visited-style-name="Visited_20_Internet_20_Link">Обработка данных<text:tab/>6</text:a></text:p>
          <text:p text:style-name="P16"><text:a xlink:type="simple" xlink:href="#__RefHeading___Toc748_957435578" text:style-name="Internet_20_link" text:visited-style-name="Visited_20_Internet_20_Link">Уведомления от сервера клиенту<text:tab/>6</text:a></text:p>
          <text:p text:style-name="P15"><text:a xlink:type="simple" xlink:href="#__RefHeading___Toc645_1510394967" text:style-name="Internet_20_link" text:visited-style-name="Visited_20_Internet_20_Link">Поддерживаемые внешние IoT сервисы<text:tab/>6</text:a></text:p>
          <text:p text:style-name="P15"><text:a xlink:type="simple" xlink:href="#__RefHeading___Toc647_1510394967" text:style-name="Internet_20_link" text:visited-style-name="Visited_20_Internet_20_Link">Обработка данных на языке javascript<text:tab/>6</text:a></text:p>
        </text:index-body>
      </text:table-of-content>
      <text:h text:style-name="P70" text:outline-level="1"/>
      <text:h text:style-name="P71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53">сервер для автономного сбора данных с устройств IoT и управления этими устройствами, а также</text:span> протокол взаимодействия <text:span text:style-name="T48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2">Настройки сервера хранятся в конфигурационном файле /etc/<text:span text:style-name="T49">wliotproxyd</text:span>.ini</text:p>
      <text:p text:style-name="P2">//<text:span text:style-name="T62">TODO структура файла</text:span>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p text:style-name="P5">Локальный UNIX-сокет <text:span text:style-name="T49">"</text:span>/<text:span text:style-name="T49">tmp/wliotproxyd"</text:span></text:p>
      <text:p text:style-name="P6">Tcp порт 4083 с поддержкой ssl шифрования.</text:p>
      <text:h text:style-name="Heading_20_1" text:outline-level="1"><text:bookmark-start text:name="__RefHeading___Toc197_159447762"/>Описание протокола<text:bookmark-end text:name="__RefHeading___Toc197_159447762"/></text:h>
      <text:list xml:id="list1110268942546215319" text:style-name="WW8Num2">
        <text:list-item>
          <text:p text:style-name="P17"><text:span text:style-name="T50">Клиент взаимодействует с IoT сервером</text:span> путем двухстороннего обмена текстовыми сообщениями Каждое сообщение — строка символов в кодировке UTF-8. Сообщения разделяются символом перевода строки с кодом 10 (<text:span text:style-name="T60">"</text:span>\n<text:span text:style-name="T60">"</text:span> <text:span text:style-name="T60">в языке С</text:span>).</text:p>
        </text:list-item>
        <text:list-item>
          <text:p text:style-name="P17">Сообщения состоят из нескольких элементов, первый из которых называется заголовком, остальные аргументами. Элементы сообщения разделяются символом с кодом 124 <text:span text:style-name="T60">"</text:span>|<text:span text:style-name="T60">"</text:span>. <text:span text:style-name="T60">Сами элементы сообщений не должны содержать символы "\n" и "|".</text:span><text:line-break/>Пример сообщения:<text:line-break/><text:span text:style-name="T1">info|Argument 1|Argument 2|Argument 3\n</text:span></text:p>
        </text:list-item>
        <text:list-item>
          <text:p text:style-name="P18">Сами элементы сообщений не должны содержать символов «\n» и «|».</text:p>
        </text:list-item>
        <text:list-item>
          <text:p text:style-name="P52">Для выполнения ряда наиболее распространенных действий зарезервирован ряд заголовков, назначение которых описано ниже. Остальные заголовки могут использоваться в зависимости от необходимости.</text:p>
        </text:list-item>
      </text:list>
      <text:h text:style-name="Heading_20_1" text:outline-level="1"><text:bookmark-start text:name="__RefHeading___Toc633_1510394967"/>Базовые типы сообщений<text:bookmark-end text:name="__RefHeading___Toc633_1510394967"/></text:h>
      <text:list xml:id="list5335776713055062345" text:style-name="WW8Num3">
        <text:list-item>
          <text:p text:style-name="P36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38">Сообщение с данными для клиента (или от клиента). Заголовок — <text:span text:style-name="T1">cmdata</text:span>. Предназначено для передачи данных между клиентом и сервером для обработки <text:span text:style-name="T52">команд.</text:span></text:p>
        </text:list-item>
        <text:list-item>
          <text:p text:style-name="P37">Сообщение синхронизации. Заголовок — <text:span text:style-name="T1">sync</text:span>. Предназначено для уведомления <text:span text:style-name="T50">клиента</text:span> о том, что <text:span text:style-name="T50">сервер</text:span> находится в рабочем состоянии. Используется для безопасного синхронного вызова функций. Аргументы отсутствуют. <text:span text:style-name="T50">Сервер</text:span> по окончании выполнения долж<text:span text:style-name="T51">ен</text:span> вернуть сообщение с заголовком <text:span text:style-name="T1">ok</text:span><text:span text:style-name="T23"> </text:span><text:span text:style-name="T42">или </text:span><text:span text:style-name="T14">err</text:span><text:span text:style-name="T24">.</text:span></text:p>
        </text:list-item>
      </text:list>
      <text:h text:style-name="Heading_20_1" text:outline-level="1"><text:bookmark-start text:name="__RefHeading___Toc652_111683930"/><text:soft-page-break/>Команды серверу<text:bookmark-end text:name="__RefHeading___Toc652_111683930"/></text:h>
      <text:h text:style-name="Heading_20_2" text:outline-level="2"><text:bookmark-start text:name="__RefHeading___Toc635_1510394967"/>Общее<text:bookmark-end text:name="__RefHeading___Toc635_1510394967"/></text:h>
      <text:list xml:id="list2530632923486893523" text:style-name="L1">
        <text:list-item>
          <text:p text:style-name="P54">Команда аутентификации. Заголовок — <text:span text:style-name="T1">authentificate</text:span>. Параметр — ключ аутентификации. Команда необходима для подключения к удаленному серверу по tcp.</text:p>
        </text:list-item>
        <text:list-item>
          <text:p text:style-name="P55">Идентификация на сервере. Заголовок — <text:span text:style-name="T1">identify</text:span>. Сервер возвращает уникальный идентификатор <text:span text:style-name="T68">в формате UUID</text:span> и имя самого сервера.</text:p>
        </text:list-item>
      </text:list>
      <text:h text:style-name="Heading_20_2" text:outline-level="2"><text:bookmark-start text:name="__RefHeading___Toc637_1510394967"/>Подключение/отключение устройств<text:bookmark-end text:name="__RefHeading___Toc637_1510394967"/></text:h>
      <text:list xml:id="list8616618313328621362" text:style-name="L2">
        <text:list-item>
          <text:p text:style-name="P39"><text:span text:style-name="T50">Перечисление всех имеющихся в системе TTY устройств. Заголовок — </text:span><text:span text:style-name="T3">list_tty</text:span><text:span text:style-name="T50">. Аргументы отсутствуют. Список устройств передается на клиент сообщениями </text:span><text:span text:style-name="T2">cmdata</text:span><text:span text:style-name="T26">, </text:span><text:span text:style-name="T25">содержащими следующие аргументы: имя порта, серийный номер, производитель, </text:span><text:span text:style-name="T35">usb vendor id (число), usb product id (число)</text:span><text:span text:style-name="T25">. </text:span><text:span text:style-name="T27">Если устройство идентифицировано, дополнительно передаются два аргумента — идентификатор и имя устройства.</text:span></text:p>
        </text:list-item>
        <text:list-item>
          <text:p text:style-name="P40"><text:span text:style-name="T27">И</text:span><text:span text:style-name="T23">дентификация TTY устройства. Заголовок — </text:span><text:span text:style-name="T1">indentify_tty</text:span><text:span text:style-name="T23">. Аргумент — имя порта</text:span><text:span text:style-name="T28">. В случае успешной идентификации </text:span><text:span text:style-name="T42">клиенту в ответ возвращаются </text:span><text:span text:style-name="T28">идентификатор устройства и имя устройства </text:span><text:span text:style-name="T42">(в ответном </text:span><text:span text:style-name="T14">ok</text:span><text:span text:style-name="T42"> сообщении)</text:span><text:span text:style-name="T28">.</text:span></text:p>
        </text:list-item>
        <text:list-item>
          <text:p text:style-name="P41"><text:span text:style-name="T27">И</text:span><text:span text:style-name="T28">дентификация T</text:span><text:span text:style-name="T47">CP</text:span><text:span text:style-name="T28"> устройства. Заголовок — </text:span><text:span text:style-name="T4">indentify_</text:span><text:span text:style-name="T21">tcp</text:span><text:span text:style-name="T28">. Аргумент — </text:span><text:span text:style-name="T47">IP адрес или имя хоста</text:span><text:span text:style-name="T28">. В случае успешной идентификации </text:span><text:span text:style-name="T42">клиенту в ответ возвращаются </text:span><text:span text:style-name="T28">идентификатор устройства и имя устройства </text:span><text:span text:style-name="T42">(в ответном </text:span><text:span text:style-name="T14">ok</text:span><text:span text:style-name="T42"> сообщении)</text:span><text:span text:style-name="T28">.</text:span></text:p>
        </text:list-item>
        <text:list-item>
          <text:p text:style-name="P42"><text:span text:style-name="T37">Перечисление идентифицированных устройств</text:span><text:span text:style-name="T28">. Заголовок — </text:span><text:span text:style-name="T10">list_identified</text:span><text:span text:style-name="T28">. Аргумент</text:span><text:span text:style-name="T37">ы отсутствуют</text:span><text:span text:style-name="T28">. </text:span><text:span text:style-name="T37">Н</text:span><text:span text:style-name="T28">а клиент переда</text:span><text:span text:style-name="T44">ю</text:span><text:span text:style-name="T28">тся сообщени</text:span><text:span text:style-name="T44">я</text:span><text:span text:style-name="T28"> </text:span><text:span text:style-name="T4">cmdata</text:span><text:span text:style-name="T28"> с</text:span><text:span text:style-name="T37">о следующими</text:span><text:span text:style-name="T28"> аргументами</text:span><text:span text:style-name="T37">:</text:span><text:span text:style-name="T28"> идентификатор устройства, имя устройства, </text:span><text:span text:style-name="T37">тип соединения (tty, tcp и т. д.), порт или сетевой адрес устройства</text:span><text:span text:style-name="T28">.</text:span></text:p>
        </text:list-item>
        <text:list-item>
          <text:p text:style-name="P43"><text:span text:style-name="T28">П</text:span><text:span text:style-name="T23">еречисление </text:span><text:span text:style-name="T32">датчиков</text:span><text:span text:style-name="T23"> устройства. Заголовок — </text:span><text:span text:style-name="T1">list_sensors</text:span><text:span text:style-name="T23">. Агрумент — идентификатор </text:span><text:span text:style-name="T33">или имя</text:span><text:span text:style-name="T23"> устройства. </text:span><text:span text:style-name="T29">Список портов передается на клиент </text:span><text:span text:style-name="T45">в ответном </text:span><text:span text:style-name="T16">ok</text:span><text:span text:style-name="T45"> сообщении</text:span><text:span text:style-name="T29">, содержащим аргумент — xml описание сенсоров.</text:span></text:p>
        </text:list-item>
        <text:list-item>
          <text:p text:style-name="P44"><text:span text:style-name="T36">Запрос описания интерфейса управления</text:span><text:span text:style-name="T29">. Заголовок — </text:span><text:span text:style-name="T5">list_</text:span><text:span text:style-name="T9">controls</text:span><text:span text:style-name="T29">. Агрумент — идентификатор </text:span><text:span text:style-name="T33">или имя</text:span><text:span text:style-name="T29"> устройства. </text:span><text:span text:style-name="T36">Описание интерфейса управления передается </text:span><text:span text:style-name="T29">на клиент </text:span><text:span text:style-name="T45">в ответном </text:span><text:span text:style-name="T16">ok</text:span><text:span text:style-name="T45"> сообщении</text:span><text:span text:style-name="T29">, содержащим аргумент — xml описание </text:span><text:span text:style-name="T36">интерфейса управления</text:span><text:span text:style-name="T29">.</text:span></text:p>
        </text:list-item>
        <text:list-item>
          <text:p text:style-name="P45"><text:span text:style-name="T23">Отправка команды устройству. Заголовок — </text:span><text:span text:style-name="T1">exec_command</text:span><text:span text:style-name="T23">. Аргументы — идентификатор </text:span><text:span text:style-name="T33">или имя</text:span><text:span text:style-name="T23"> устройства, флаг ожидания сообщения </text:span><text:span text:style-name="T1">sync </text:span><text:span text:style-name="T23">(0 — </text:span><text:span text:style-name="T30">не дожидаться ответа устройства</text:span><text:span text:style-name="T23">, 1 — </text:span><text:span text:style-name="T30">ожидать ответ устройства, использовать сообщение </text:span><text:span text:style-name="T6">sync</text:span><text:span text:style-name="T30">, </text:span><text:span text:style-name="T34">по-умолчанию 1</text:span><text:span text:style-name="T23">), команда, далее аргументы команды. </text:span><text:span text:style-name="T31">В случае ожидания возвращаемого значения на клиент </text:span><text:span text:style-name="T43">в аргументах сообщения </text:span><text:span text:style-name="T15">ok</text:span><text:span text:style-name="T43"> будут переданы аргументы, возвращенные устройством</text:span><text:span text:style-name="T31">.</text:span></text:p>
        </text:list-item>
        <text:list-item>
          <text:p text:style-name="P46"><text:span text:style-name="T23">Управление конфигурацией устройств. Заголовок — </text:span><text:span text:style-name="T1">devices_config</text:span><text:span text:style-name="T23">. Содержит вложенные команды. Управление конфигурацией устройств подробно описано ниже. </text:span><text:span text:style-name="T46">Конфигурация устройств определяет, какие устройства сервер будет обнаруживать и идентифицировать самостоятельно при запуске.</text:span></text:p>
        </text:list-item>
      </text:list>
      <text:p text:style-name="P9"/>
      <text:h text:style-name="P72" text:outline-level="2"><text:bookmark-start text:name="__RefHeading___Toc639_1510394967"/>Управление конфигурацией устройств<text:bookmark-end text:name="__RefHeading___Toc639_1510394967"/></text:h>
      <text:p text:style-name="P11"><text:span text:style-name="T23">Управление конфигурацией устройств на сервере производится с помощью сообщения с заголовком </text:span><text:span text:style-name="T1">devices_config</text:span><text:span text:style-name="T23">. Аргументы сообщения содержат вложенную команду и ее собственные аргументы. Пример:</text:span></text:p>
      <text:p text:style-name="P9"><text:soft-page-break/>"devices_config|get_tty_by_port_name\n"</text:p>
      <text:p text:style-name="P9">Ниже приведено описание доступных команд.</text:p>
      <text:list xml:id="list8698516433504685898" text:style-name="L3">
        <text:list-item>
          <text:p text:style-name="P47"><text:span text:style-name="T23">Запрос списка фильтров tty устройств по имени порта. Команда — </text:span><text:span text:style-name="T1">get_tty_by_port_name</text:span><text:span text:style-name="T23">. Аргументы отсутствуют. Возвращает список фильтров по имени tty порта в виде регулярных выражений UNIX, разделенных запятой. Пример:<text:line-break/>"ttyACM*,ttyUSB0,ttyUSB2,ttyS0"</text:span></text:p>
        </text:list-item>
        <text:list-item>
          <text:p text:style-name="P48"><text:span text:style-name="T23">Установка списка фильтров tty устройств по имени порта. Команда — </text:span><text:span text:style-name="T1">set_tty_by_port_name</text:span><text:span text:style-name="T23">. Аргумент — список фильтров по имени tty порта в виде регулярных выражений UNIX, разделенных запятой.</text:span></text:p>
        </text:list-item>
        <text:list-item>
          <text:p text:style-name="P49"><text:span text:style-name="T23">Запрос списка фильтров tty устройств по </text:span><text:span text:style-name="T38">VIP и PID USB устройства (для преобразователей USB-COM)</text:span><text:span text:style-name="T23">. Команда — </text:span><text:span text:style-name="T1">get_tty_by_</text:span><text:span text:style-name="T11">vid_pid</text:span><text:span text:style-name="T23">. Аргументы отсутствуют. Возвращает список фильтров по </text:span><text:span text:style-name="T38">VID и PID USB устройства, разделенных запятой</text:span><text:span text:style-name="T23">. </text:span><text:span text:style-name="T38">Каждый фильтр — пара VID:PID или только VID, все в нижнем регистре.</text:span><text:span text:style-name="T23"> Пример:<text:line-break/>"</text:span><text:span text:style-name="T38">1111:2222,3333,4444:5555</text:span><text:span text:style-name="T23">"</text:span></text:p>
        </text:list-item>
        <text:list-item>
          <text:p text:style-name="P48"><text:span text:style-name="T23">Установка списка фильтров tty устройств по </text:span><text:span text:style-name="T38">VIP и PID USB устройства</text:span><text:span text:style-name="T23">. Команда — </text:span><text:span text:style-name="T1">set_tty_by_</text:span><text:span text:style-name="T12">vid_pid</text:span><text:span text:style-name="T23">. Аргумент — список фильтров фильтров по </text:span><text:span text:style-name="T38">VID и PID USB устройства, разделенных запятой</text:span><text:span text:style-name="T23">.</text:span></text:p>
        </text:list-item>
        <text:list-item>
          <text:p text:style-name="P50"><text:span text:style-name="T23">Запрос списка </text:span><text:span text:style-name="T40">адресов tcp устройств</text:span><text:span text:style-name="T23">. Команда — </text:span><text:span text:style-name="T1">get_</text:span><text:span text:style-name="T13">tcp_by_address</text:span><text:span text:style-name="T23">. Аргументы отсутствуют. Возвращает список </text:span><text:span text:style-name="T40">адресов tcp устройств (IP-адрес или DNS имя хоста)</text:span><text:span text:style-name="T23">, разделенных запятой. Пример:<text:line-break/>"</text:span><text:span text:style-name="T40">192.168.1.1,example.com</text:span><text:span text:style-name="T23">"</text:span></text:p>
        </text:list-item>
        <text:list-item>
          <text:p text:style-name="P50"><text:span text:style-name="T23">Установка списка </text:span><text:span text:style-name="T40">адресов tcp устройств</text:span><text:span text:style-name="T23">. Команда — </text:span><text:span text:style-name="T1">set_t</text:span><text:span text:style-name="T13">cp_by_address</text:span><text:span text:style-name="T23">. Аргумент — список </text:span><text:span text:style-name="T40">адресов tcp устройств (IP-адрес или DNS имя хоста)</text:span><text:span text:style-name="T23">, разделенных запятой.</text:span></text:p>
        </text:list-item>
        <text:list-item>
          <text:p text:style-name="P51"><text:span text:style-name="T23">Включение/выключение автоматического поиска устройств в локальной сети. Команда <text:s text:c="3"/></text:span><text:span text:style-name="T39">— </text:span><text:span text:style-name="T1">set_detect_tcp_devices</text:span><text:span text:style-name="T23">. Аргумент — true|false или 1|0. </text:span><text:span text:style-name="T41">Если "true" или "1" — сервер регулярно рассылает в сеть широковещательные запросы, устройства определяют адрес сервера и подключаются к нему.</text:span></text:p>
        </text:list-item>
      </text:list>
      <text:p text:style-name="P8"/>
      <text:h text:style-name="Heading_20_2" text:outline-level="2"><text:bookmark-start text:name="__RefHeading___Toc641_1510394967"/><text:span text:style-name="T54">У</text:span>правление <text:span text:style-name="T64">хранилищами для данных сенсоров</text:span><text:bookmark-end text:name="__RefHeading___Toc641_1510394967"/></text:h>
      <text:list xml:id="list4701574889704124970" text:style-name="L4">
        <text:list-item>
          <text:p text:style-name="P19">Перечисление <text:span text:style-name="T55">хранилищ</text:span>. Заголовок — <text:span text:style-name="T7">list_storages</text:span><text:span text:style-name="T55">. Аргументы отсутствуют. Список хранилищ передается на клиент сообщениями </text:span><text:span text:style-name="T2">cmdata</text:span><text:span text:style-name="T56">, содержащими следующие аргументы:</text:span></text:p>
          <text:list>
            <text:list-item>
              <text:p text:style-name="P20">идентификатор устройства</text:p>
            </text:list-item>
            <text:list-item>
              <text:p text:style-name="P20">имя устройства</text:p>
            </text:list-item>
            <text:list-item>
              <text:p text:style-name="P20">имя датчика</text:p>
            </text:list-item>
            <text:list-item>
              <text:p text:style-name="P20">тип значений <text:span text:style-name="T67">датчика</text:span></text:p>
            </text:list-item>
            <text:list-item>
              <text:p text:style-name="P20">ограничения значений в виде "key1=value1;key2=value2"</text:p>
            </text:list-item>
            <text:list-item>
              <text:p text:style-name="P20">тип хранилища (continuous, auto_sessions, last_n_values,memory)</text:p>
            </text:list-item>
            <text:list-item>
              <text:p text:style-name="P20">правило преобразования временной метки (dont_touch, add_gt, drop_time)</text:p>
            </text:list-item>
            <text:list-item>
              <text:p text:style-name="P22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24">Добавление <text:span text:style-name="T57">датчика в базу. Заголовок — </text:span><text:span text:style-name="T8">add_sensor</text:span><text:span text:style-name="T57">. Аргументы: идентификатор или имя устройства, название датчика, тип хранилища (continuous, auto_sessions, last_n_values, last_value_in_memory), правило преобразования временной метки (dont_touch, add_global_time, drop_time). Для хранилища типа <text:s/>last_n_values дополнительно передается параметр N — число хранимых значений. При создании хранилища устройство с датчиком должно быть подключено и идентифицировано.</text:span></text:p>
        </text:list-item>
        <text:list-item>
          <text:p text:style-name="P25">Удаление сенсора из базы. Заголовок — <text:span text:style-name="T1">remove_sensor</text:span>. <text:s/><text:span text:style-name="T57">Аргументы: идентификатор или имя устройства, название датчика.</text:span></text:p>
        </text:list-item>
        <text:list-item>
          <text:p text:style-name="P26">Привязка сенсора к внешнему IoT сервису. Заголовок — <text:span text:style-name="T1">bind_sensor</text:span>. Аргументы: название сервиса из списка поддерживаемых, <text:span text:style-name="T58">имя или идентификатор устройства, </text:span><text:soft-page-break/><text:span text:style-name="T58">название датчика</text:span>. Далее идут параметры для сервиса в формате ключ:значение.</text:p>
        </text:list-item>
      </text:list>
      <text:h text:style-name="Heading_20_2" text:outline-level="2"><text:bookmark-start text:name="__RefHeading___Toc643_1510394967"/>Обработка данных<text:bookmark-end text:name="__RefHeading___Toc643_1510394967"/></text:h>
      <text:list xml:id="list8375741536002554989" text:style-name="L5">
        <text:list-item>
          <text:p text:style-name="P27">Перечисление списка javascript-программ. Заголовок — <text:span text:style-name="T1">list_</text:span><text:span text:style-name="T18">js</text:span>. Возвращает список <text:span text:style-name="T63">javascript-файлов на стороне </text:span><text:s/><text:span text:style-name="T63">сервера.</text:span></text:p>
        </text:list-item>
        <text:list-item>
          <text:p text:style-name="P28"><text:span text:style-name="T61">Остановка, запуск и перезапуск javascript-программы для обработки данных</text:span>. Заголов<text:span text:style-name="T61">ки</text:span> — <text:span text:style-name="T17">start_js</text:span><text:span text:style-name="T61">, </text:span><text:span text:style-name="T17">stop_js</text:span><text:span text:style-name="T61"> и </text:span><text:span text:style-name="T1">restart_js</text:span>. Аргумент — имя файла скрипта (с расширением .js).</text:p>
        </text:list-item>
        <text:list-item>
          <text:p text:style-name="P29">Запрос количества данных в локальном хранилище. Заголовок — <text:span text:style-name="T1">get_samples_count</text:span>. Аргументы — идентификатор <text:span text:style-name="T69">или имя </text:span>устройства, имя датчика, для сессионного хранилища дополнительно идентификатор сессии. Возвращается количество отсчетов в хранилище.</text:p>
        </text:list-item>
        <text:list-item>
          <text:p text:style-name="P30">Запрос данных из локального хранилища. Заголовок — <text:span text:style-name="T1">get_samples</text:span>. Аргументы — идентификатор устройства, имя датчика, для сессионного хранилища дополнительно идентификатор сессии, начальный индекс, конечный индекс (начинается с 0). Отсчеты возвращаются в сообщениях <text:span text:style-name="T1">cmdata</text:span>, по одному отсчету на сообщение. <text:span text:style-name="T65">Данные передаются в том же формате, как и в сообщениях от устройства (</text:span><text:span text:style-name="T19">meas</text:span><text:span text:style-name="T65">).</text:span></text:p>
        </text:list-item>
        <text:list-item>
          <text:p text:style-name="P31">"Подключение" виртуального устройства. Заголовок — <text:span text:style-name="T1">register_virtual_device</text:span>. Аргументы — идентификатор устройства, имя устройства, описание сенсоров в формате xml или json.</text:p>
        </text:list-item>
        <text:list-item>
          <text:p text:style-name="P32">Передача данных от виртуального устройства. Заголовок — <text:span text:style-name="T1">vdev_meas</text:span>. Первый аргумент — идентификатор устройства, второй — название датчика, дальше — данные как для сообщения <text:span text:style-name="T1">meas</text:span> от устройства.</text:p>
        </text:list-item>
        <text:list-item>
          <text:p text:style-name="P33">Подписка/<text:span text:style-name="T66">отписка</text:span> на данные от датчика из хранилища. <text:span text:style-name="T66">Заголовки — </text:span><text:span text:style-name="T20">subscribe</text:span><text:span text:style-name="T66">/</text:span><text:span text:style-name="T20">unsubscribe</text:span><text:span text:style-name="T66">. Аргументы — идентификатор или имя устройства и название датчика. Если клиент подписан на датчик из хранилища, то появлении нового измерения в хранилище клиенту будет передано сообщение </text:span><text:span text:style-name="T20">meas</text:span><text:span text:style-name="T66">, содержащее идентификатор устройства, название датчика и значение в том же формате, как и от устройства.</text:span></text:p>
        </text:list-item>
      </text:list>
      <text:h text:style-name="Heading_20_2" text:outline-level="2"><text:bookmark-start text:name="__RefHeading___Toc748_957435578"/>Уведомления от сервера клиенту<text:bookmark-end text:name="__RefHeading___Toc748_957435578"/></text:h>
      <text:list xml:id="list1132209705245455255" text:style-name="L6">
        <text:list-item>
          <text:p text:style-name="P34">Идентификация устройства. Заголовок — <text:span text:style-name="T1">device_identified</text:span>. Аргументы — идентификатор и имя устройства.</text:p>
        </text:list-item>
        <text:list-item>
          <text:p text:style-name="P34">Отключение устройства. Заголовок — <text:span text:style-name="T1">device_</text:span><text:span text:style-name="T22">lost</text:span>. Аргумент — идентификатор устройства.</text:p>
        </text:list-item>
        <text:list-item>
          <text:p text:style-name="P35">Добавление хранилища для датчика — <text:span text:style-name="T1">storage_created</text:span>. Агрументы:</text:p>
          <text:list>
            <text:list-item>
              <text:p text:style-name="P21">идентификатор устройства</text:p>
            </text:list-item>
            <text:list-item>
              <text:p text:style-name="P21">имя устройства</text:p>
            </text:list-item>
            <text:list-item>
              <text:p text:style-name="P21">имя датчика</text:p>
            </text:list-item>
            <text:list-item>
              <text:p text:style-name="P21">тип значений <text:span text:style-name="T67">датчика</text:span></text:p>
            </text:list-item>
            <text:list-item>
              <text:p text:style-name="P21">ограничения значений в виде "key1=value1;key2=value2"</text:p>
            </text:list-item>
            <text:list-item>
              <text:p text:style-name="P21">тип хранилища (continuous, auto_sessions, last_n_values,memory)</text:p>
            </text:list-item>
            <text:list-item>
              <text:p text:style-name="P21">правило преобразования временной метки (dont_touch, add_gt, drop_time)</text:p>
            </text:list-item>
            <text:list-item>
              <text:p text:style-name="P23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35">Удаление хранилища для датчика — <text:span text:style-name="T1">storage_removed</text:span>. Агрументы — идентификатор устройства и название датчика.</text:p>
        </text:list-item>
      </text:list>
      <text:h text:style-name="Heading_20_1" text:outline-level="1"><text:bookmark-start text:name="__RefHeading___Toc645_1510394967"/>Поддерживаемые внешние IoT сервисы<text:bookmark-end text:name="__RefHeading___Toc645_1510394967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2">Название сервиса</text:p>
          </table:table-cell>
          <table:table-cell table:style-name="Таблица1.A1" office:value-type="string">
            <text:p text:style-name="P12">Описание</text:p>
          </table:table-cell>
          <table:table-cell table:style-name="Таблица1.C1" office:value-type="string">
            <text:p text:style-name="P12">Параметры</text:p>
          </table:table-cell>
        </table:table-row>
        <table:table-row>
          <table:table-cell table:style-name="Таблица1.A2" office:value-type="string">
            <text:p text:style-name="P12">iotkit-agent</text:p>
          </table:table-cell>
          <table:table-cell table:style-name="Таблица1.A2" office:value-type="string">
            <text:p text:style-name="P13">Сервис для интернета вещей <text:soft-page-break/>от Intel (<text:a xlink:type="simple" xlink:href="https://github.com/enableiot/iotkit-agent" text:style-name="Internet_20_link" text:visited-style-name="Visited_20_Internet_20_Link"><text:span text:style-name="T59">https://github.com/enableiot/iotkit-agent</text:span></text:a>)</text:p>
          </table:table-cell>
          <table:table-cell table:style-name="Таблица1.C2" office:value-type="string">
            <text:p text:style-name="P14">sensor_name — имя сенсора <text:soft-page-break/>для программы iotkit-agent, под которым будут передаваться данные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</table:table>
      <text:p text:style-name="P10"/>
      <text:h text:style-name="P69" text:outline-level="1"><text:bookmark-start text:name="__RefHeading___Toc647_1510394967"/>Обработка данных на языке javascript<text:bookmark-end text:name="__RefHeading___Toc647_1510394967"/></text:h>
      <text:p text:style-name="P56">Скрипты <text:span text:style-name="T70">для обработки данных располагаются в директории "/var/lib/wliotproxyd/js_data_processing". Каждый скрипт выполняется независимо. Внутри скрипта доступна по-умолчанию стандартная математическая библиотека и набор дополнительных объектов, описанный ниже. Так же для отладки можно использовать метод console.log().</text:span></text:p>
      <text:h text:style-name="Heading_20_2" text:outline-level="2">Объект script</text:h>
      <text:p text:style-name="P57">Глобальный объект скрипта, аналог window в браузерных скриптах.</text:p>
      <text:p text:style-name="P57"><text:span text:style-name="T71">Свойства</text:span>:</text:p>
      <text:list xml:id="list7123411293752412202" text:style-name="L7">
        <text:list-item>
          <text:p text:style-name="P59">sensorsDatabase — <text:span text:style-name="T74">объект, предоставляющий доступ к</text:span> баз<text:span text:style-name="T74">е</text:span> <text:span text:style-name="T75">хранилищ </text:span>датчиков</text:p>
        </text:list-item>
        <text:list-item>
          <text:p text:style-name="P58">devices — <text:span text:style-name="T74">объект, предоставляющий доступ к списку подключенных</text:span> устройств</text:p>
        </text:list-item>
      </text:list>
      <text:p text:style-name="P60">Методы:</text:p>
      <text:list xml:id="list6235994735095141742" text:style-name="L8">
        <text:list-item>
          <text:p text:style-name="P61">makeDataExportObject — функция, возвращающая объект SensorDataTranslator, используемый для экспорта результатов обработки во внешние сервисы. <text:line-break/>Параметры:</text:p>
          <text:list>
            <text:list-item>
              <text:p text:style-name="P61">String <text:span text:style-name="T72">type</text:span> — тип сервиса</text:p>
            </text:list-item>
            <text:list-item>
              <text:p text:style-name="P61">Object <text:span text:style-name="T72">cfg</text:span> — конфигурация для <text:span text:style-name="T72">выбранного сервиса</text:span></text:p>
            </text:list-item>
          </text:list>
          <text:p text:style-name="P62">Тип сервиса и конфигурация <text:span text:style-name="T75">задаются</text:span> так же, как при использовании консольного клиента wliotproxy. Для <text:span text:style-name="T73">получения списка доступных сервисов и их конфигурации, необходимо использовать справку "wliotproxy --help bind_sensor".</text:span></text:p>
        </text:list-item>
      </text:list>
      <text:h text:style-name="Heading_20_2" text:outline-level="2">Объект script.sensorsDatabase</text:h>
      <text:p text:style-name="P63">Объект, предоставляющий доступ к базе хранилищ датчиков.</text:p>
      <text:p text:style-name="P63">Методы:</text:p>
      <text:list xml:id="list7716054780428884794" text:style-name="L9">
        <text:list-item>
          <text:p text:style-name="P64">isOpened — возвращает true/false, в зависимости от того, открыта ли база <text:span text:style-name="T76">или нет</text:span></text:p>
        </text:list-item>
        <text:list-item>
          <text:p text:style-name="P65">listSensors — возвращает массив идентификаторов хранилищ StorageId (объект с ключами "deviceId" и "sensorName", deviceId — идентификатор устройства, строка в формате UUID, sensorName — название датчика на устройстве, строка).</text:p>
        </text:list-item>
        <text:list-item>
          <text:p text:style-name="P65">existingStorage — возвращает объект Storage, предоставляющий доступ к хранилищу данных для датчика.<text:line-break/><text:soft-page-break/>Параметры</text:p>
          <text:list>
            <text:list-item>
              <text:p text:style-name="P65">StorageId id — идентификатор хранилища</text:p>
            </text:list-item>
          </text:list>
        </text:list-item>
        <text:list-item>
          <text:p text:style-name="P66">createStorage — создает хранилище для данных с датчика (можно использовать для сохранения результатов обработки в базу данных датчиков) и возвращает объект Storage (null в случае ошибки)<text:line-break/>Параметры:</text:p>
          <text:list>
            <text:list-item>
              <text:p text:style-name="P66">Объект, описывающий создаваемое хранилище. Должен содержать следующие <text:span text:style-name="T77">свойства</text:span>:</text:p>
              <text:list>
                <text:list-item>
                  <text:p text:style-name="P66">String deviceId — идентификатор устройства (строка в формате UUID)</text:p>
                </text:list-item>
                <text:list-item>
                  <text:p text:style-name="P66">String sensorName — <text:span text:style-name="T77">название датчика</text:span></text:p>
                </text:list-item>
                <text:list-item>
                  <text:p text:style-name="P67">String storeMode — <text:span text:style-name="T78">режим хранения данных ("continuous", "manual_sessions" или "last_n_values")</text:span></text:p>
                </text:list-item>
                <text:list-item>
                  <text:p text:style-name="P68">String tsRule — правило преобразования временной метки ("dont_touch", "add_global_time" или "drop_time"), по-умолчанию add_global_time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creator>Денис  Беспалов</dc:creator>
    <dc:date>2017-11-29T19:45:52.389142272</dc:date>
    <meta:editing-cycles>211</meta:editing-cycles>
    <meta:editing-duration>P5DT11H7M42S</meta:editing-duration>
    <meta:generator>LibreOffice/4.4.7.2$Linux_x86 LibreOffice_project/40$Build-2</meta:generator>
    <meta:document-statistic meta:table-count="1" meta:image-count="0" meta:object-count="0" meta:page-count="8" meta:paragraph-count="125" meta:word-count="1598" meta:character-count="13267" meta:non-whitespace-character-count="11773"/>
  </office:meta>
</office:document-meta>
</file>